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368cm" svg:height="0.8cm" draw:transform="skewX (-0.00122173047639603) rotate (-1.55369210012535) translate (5.35285096825859cm 2.2398283172362cm)" svg:viewBox="0 0 6369 801" svg:d="M394 705c452-80 2375-45 2992-38 617 6 2586 171 2843 127 258-39 145-667-220-709-365-43-1748-37-2666-41s-2768-19-3276-44c-142 2-70 737 327 705z">
          <text:p/>
        </draw:path>
        <draw:path draw:style-name="gr1" draw:text-style-name="P1" draw:layer="layout" svg:width="0.903cm" svg:height="0.661cm" draw:transform="rotate (-2.15757602131539) translate (5.4988244404371cm 8.21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045cm" svg:height="3.467cm" draw:transform="rotate (-1.55281943549936) translate (6.7162645765479cm 3.0899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3cm" svg:height="0.661cm" draw:transform="skewX (0.00122173047639602) rotate (-2.15687788961459) translate (5.4816401432275cm 2.323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6.99162447873241cm 3.247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186) rotate (-2.1556561591382) translate (3.9793069992837cm 3.535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109cm" svg:height="3.255cm" draw:transform="rotate (-1.55281943549936) translate (6.5354852489818cm 6.5815155544135cm)" svg:viewBox="0 0 1110 3256" svg:d="M1110 3187c-3-297-89-1092-152-1679-64-587-138-1163-163-1362-23-129-801-219-795-66 55 309 162 884 221 1487 48 568 62 1008 80 1435 30 171 784 358 809 185z">
          <text:p/>
        </draw:path>
        <draw:path draw:style-name="gr1" draw:text-style-name="P1" draw:layer="layout" svg:width="0.902cm" svg:height="0.661cm" draw:transform="rotate (-2.15687788961459) translate (6.97862447873239cm 6.721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6) rotate (-2.1556561591382) translate (3.9703069992837cm 7.087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7:11.822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